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ice86dumpFun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turns</text:p>
          </table:table-cell>
          <table:table-cell table:style-name="ce1" office:value-type="string" calcext:value-type="string">
            <text:p>UnalignedReturns</text:p>
          </table:table-cell>
          <table:table-cell table:style-name="ce1" office:value-type="string" calcext:value-type="string">
            <text:p>Callers</text:p>
          </table:table-cell>
          <table:table-cell table:style-name="ce1" office:value-type="string" calcext:value-type="string">
            <text:p>Called</text:p>
          </table:table-cell>
          <table:table-cell table:style-name="ce1" office:value-type="string" calcext:value-type="string">
            <text:p>Calls</text:p>
          </table:table-cell>
          <table:table-cell table:style-name="ce1" office:value-type="string" calcext:value-type="string">
            <text:p>ApproximateSize</text:p>
          </table:table-cell>
          <table:table-cell table:style-name="ce1" office:value-type="string" calcext:value-type="string">
            <text:p>Overridable</text:p>
          </table:table-cell>
          <table:table-cell table:style-name="ce1" office:value-type="string" calcext:value-type="string">
            <text:p>Overriden</text:p>
          </table:table-cell>
        </table:table-row>
        <table:table-row table:style-name="ro1" table:visibility="filter">
          <table:table-cell office:value-type="string" calcext:value-type="string">
            <text:p>entry_1080_000E_1080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0970_109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09B5_109B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09D8_109D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0A22_10A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0A3A_10A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0A51_10A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0B9A_10B9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0C72_10C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0CF4_10CF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0D22_10D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0D5F_10D5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0DBC_10D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0DDE_10D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0E46_10E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0E49_10E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0E4C_10E4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0E59_10E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0E86_10E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0EAD_10E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0EBD_10EB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0EFE_10EF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0FA4_10F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0FCC_10FC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0FEA_10F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1019_11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105F_1105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1085_110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nknown_1000_109A_1109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10F4_110F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known_1000_11BD_111B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terrupt_handler_0x10_F000_0008_F0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terrupt_handler_0x16_F000_0014_F0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terrupt_handler_0x21_F000_0020_F0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terrupt_handler_0x8_F000_0000_F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named-expressions/>
      <table:database-ranges>
        <table:database-range table:name="__Anonymous_Sheet_DB__0" table:target-range-address="spice86dumpFunctions.A1:spice86dumpFunctions.I36" table:display-filter-buttons="true">
          <table:filter>
            <table:filter-and>
              <table:filter-condition table:value="True" table:operator="=" table:field-number="7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4T22:42:12.729819326</dc:date>
    <meta:editing-duration>PT9M48S</meta:editing-duration>
    <meta:editing-cycles>1</meta:editing-cycles>
    <meta:document-statistic meta:table-count="1" meta:cell-count="324" meta:object-count="0"/>
    <meta:generator>LibreOffice/7.3.5.2$Linux_X86_64 LibreOffice_project/30$Build-2</meta:generator>
  </office:meta>
</office:document-meta>
</file>